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SDSimpleTypeTraverser.errorType( String name , String namespace , short refTyp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XSDSimpleTypeTraverser.genAnonTypeName( Element simpleTypeDecl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XSDSimpleTypeTraverser.traverseLocal( Element elmNode , XSDocumentInfo schemaDoc , SchemaGrammar gramma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XSDSimpleTypeTraverser.getSimpleType( String name , Element simpleTypeDecl , Object [ ] attrValues , XSDocumentInfo schemaDoc , SchemaGrammar grammar )</text:p>
          </table:table-cell>
          <table:table-cell office:value-type="float" office:value="72">
            <text:p text:style-name="Table_20_Contents">72</text:p>
          </table:table-cell>
          <table:table-cell office:value-type="float" office:value="61">
            <text:p text:style-name="Table_20_Contents">61</text:p>
          </table:table-cell>
          <table:table-cell office:value-type="float" office:value="201">
            <text:p text:style-name="Table_20_Contents">201</text:p>
          </table:table-cell>
        </table:table-row>
        <table:table-row>
          <table:table-cell office:value-type="string">
            <text:p text:style-name="Table_20_Contents">XSDSimpleTypeTraverser.isListDatatype( XSSimpleType validator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XSDSimpleTypeTraverser.traverseSimpleTypeDecl( Element simpleTypeDecl , Object [ ] attrValues , XSDocumentInfo schemaDoc , SchemaGrammar gramma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SDSimpleTypeTraverser.traverseGlobal( Element elmNode , XSDocumentInfo schemaDoc , SchemaGrammar gramma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XSDSimpleTypeTraverser.XSDSimpleTypeTraverser( XSDHandler handler , XSAttributeChecker gAttrCheck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XSDSimpleTypeTraverser.checkBuiltIn( String name , String namespac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XSDSimpleTypeTraverser.findDTValidator( Element elm , String refName , QName baseTypeStr , short baseRefContext , XSDocumentInfo schemaDoc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14">
            <text:p text:style-name="Table_20_Contents">14</text:p>
          </table:table-cell>
          <table:table-cell office:value-type="float" office:value="29">
            <text:p text:style-name="Table_20_Contents">2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